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svg:stroke-width="0.102cm" svg:stroke-color="#8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80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008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80008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61cm" svg:height="3.91cm" svg:x="8.82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89cm" svg:y1="6.08cm" svg:x2="7.35cm" svg:y2="10.525cm">
          <text:p/>
        </draw:line>
        <draw:custom-shape draw:style-name="gr1" draw:text-style-name="P1" xml:id="id5" draw:id="id5" draw:layer="layout" svg:width="3.175cm" svg:height="3.075cm" svg:x="6.08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905cm" svg:height="1.905cm" svg:x="12.63cm" svg:y="8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975cm" svg:height="2.975cm" svg:x="2.27cm" svg:y="15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27cm" svg:height="1.27cm" svg:x="7.98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635cm" svg:height="0.635cm" svg:x="15.875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25cm" svg:y1="11.66cm" svg:x2="4.81cm" svg:y2="15.605cm">
          <text:p/>
        </draw:line>
        <draw:line draw:style-name="gr2" draw:text-style-name="P1" draw:layer="layout" svg:x1="7.35cm" svg:y1="11.795cm" svg:x2="8.62cm" svg:y2="15.605cm">
          <text:p/>
        </draw:line>
        <draw:line draw:style-name="gr2" draw:text-style-name="P1" draw:layer="layout" svg:x1="11.16cm" svg:y1="6.08cm" svg:x2="13.065cm" svg:y2="9.055cm">
          <text:p/>
        </draw:line>
        <draw:line draw:style-name="gr2" draw:text-style-name="P1" draw:layer="layout" svg:x1="14.135cm" svg:y1="10.76cm" svg:x2="16.04cm" svg:y2="14.57cm">
          <text:p/>
        </draw:line>
        <draw:connector draw:style-name="gr3" draw:text-style-name="P1" draw:layer="layout" draw:type="curve" svg:x1="16.51cm" svg:y1="14.652cm" svg:x2="14.535cm" svg:y2="9.908cm" draw:start-shape="id1" draw:start-glue-point="10" draw:end-shape="id2" draw:end-glue-point="10" svg:d="m16510 14652c751 0 1739-4744-1975-4744">
          <text:p/>
        </draw:connector>
        <draw:connector draw:style-name="gr3" draw:text-style-name="P1" draw:layer="layout" draw:type="curve" svg:x1="16.51cm" svg:y1="14.652cm" svg:x2="12.43cm" svg:y2="4.225cm" draw:start-shape="id1" draw:start-glue-point="10" draw:end-shape="id3" draw:end-glue-point="10" svg:d="m16510 14652c751 0 2791-10427-4080-10427">
          <text:p/>
        </draw:connector>
        <draw:connector draw:style-name="gr4" draw:text-style-name="P1" draw:layer="layout" draw:type="curve" svg:x1="2.27cm" svg:y1="16.657cm" svg:x2="6.08cm" svg:y2="10.157cm" draw:start-shape="id4" draw:start-glue-point="6" draw:end-shape="id5" draw:end-glue-point="6" svg:d="m2270 16657c-753 0-2658-6500 3810-6500">
          <text:p/>
        </draw:connector>
        <draw:connector draw:style-name="gr5" draw:text-style-name="P1" draw:layer="layout" draw:type="curve" svg:x1="6.545cm" svg:y1="9.07cm" svg:x2="8.82cm" svg:y2="4.225cm" draw:start-shape="id5" draw:start-glue-point="5" draw:end-shape="id3" draw:end-glue-point="6" svg:d="m6545 9070c0-3230 758-4845 2275-4845">
          <text:p/>
        </draw:connector>
        <draw:connector draw:style-name="gr4" draw:text-style-name="P1" draw:layer="layout" draw:type="curve" svg:x1="2.27cm" svg:y1="16.657cm" svg:x2="8.82cm" svg:y2="4.225cm" draw:start-shape="id4" draw:start-glue-point="6" draw:end-shape="id3" draw:end-glue-point="6" svg:d="m2270 16657c-753 0-4028-12432 6550-12432">
          <text:p/>
        </draw:connector>
        <draw:connector draw:style-name="gr6" draw:text-style-name="P1" draw:layer="layout" draw:type="curve" svg:x1="9.255cm" svg:y1="16.24cm" svg:x2="9.255cm" svg:y2="10.157cm" draw:start-shape="id6" draw:start-glue-point="10" draw:end-shape="id5" draw:end-glue-point="10" svg:d="m9255 16240c753 0 753-6083 0-6083">
          <text:p/>
        </draw:connector>
        <draw:connector draw:style-name="gr6" draw:text-style-name="P1" draw:layer="layout" draw:type="curve" svg:x1="9.255cm" svg:y1="16.24cm" svg:x2="10.625cm" svg:y2="6.18cm" draw:start-shape="id6" draw:start-glue-point="10" draw:end-shape="id3" draw:end-glue-point="8" svg:d="m9255 16240c914 0 1370-3353 1370-10060">
          <text:p/>
        </draw:connector>
        <draw:connector draw:style-name="gr7" draw:text-style-name="P1" draw:layer="layout" draw:type="curve" svg:x1="14.256cm" svg:y1="9.234cm" svg:x2="12.43cm" svg:y2="4.225cm" draw:start-shape="id2" draw:start-glue-point="11" draw:end-shape="id3" draw:end-glue-point="10" svg:d="m14256 9234c0-3340-608-5009-1826-50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van </meta:initial-creator>
    <meta:creation-date>2012-08-23T11:27:41</meta:creation-date>
    <dc:date>2012-08-23T13:36:33</dc:date>
    <dc:creator>evan </dc:creator>
    <meta:editing-duration>PT5M55S</meta:editing-duration>
    <meta:editing-cycles>2</meta:editing-cycles>
    <meta:generator>LibreOffice/3.3$Linux LibreOffice_project/330m19$Build-202</meta:generator>
    <meta:document-statistic meta:object-count="19"/>
  </office:meta>
</office:document-meta>
</file>